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Arial" fo:font-size="12pt" style:font-size-asian="12pt" style:font-size-complex="12pt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Arial" fo:font-size="12pt" officeooo:rsid="000d936e" style:font-size-asian="12pt" style:font-size-complex="12pt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Arial" fo:font-size="12pt" officeooo:rsid="000d936e" officeooo:paragraph-rsid="000d936e" style:font-size-asian="12pt" style:font-size-complex="12pt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Arial" fo:font-size="12pt" officeooo:rsid="000d936e" style:font-size-asian="12pt" style:font-size-complex="12pt" loext:padding="0cm" loext:border="none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Arial" fo:font-size="12pt" officeooo:rsid="000d936e" officeooo:paragraph-rsid="000d936e" style:font-size-asian="12pt" style:font-size-complex="12pt" loext:padding="0cm" loext:border="none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Arial" fo:font-size="12pt" style:font-size-asian="12pt" style:font-size-complex="12pt" loext:padding="0cm" loext:border="none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Arial" fo:font-size="12pt" officeooo:paragraph-rsid="000d936e" style:font-size-asian="12pt" style:font-size-complex="12pt"/>
    </style:style>
    <style:style style:name="P9" style:family="paragraph" style:parent-style-name="Preformatted_20_Text">
      <style:paragraph-properties fo:margin-top="0cm" fo:margin-bottom="0cm" loext:contextual-spacing="false" fo:padding="0cm" fo:border="none"/>
      <style:text-properties style:font-name="Arial" fo:font-size="12pt" style:font-size-asian="12pt" style:font-size-complex="12pt"/>
    </style:style>
    <style:style style:name="P10" style:family="paragraph" style:parent-style-name="Preformatted_20_Text">
      <style:paragraph-properties fo:margin-top="0cm" fo:margin-bottom="0cm" loext:contextual-spacing="false" fo:padding="0cm" fo:border="none"/>
      <style:text-properties style:font-name="Arial" fo:font-size="12pt" officeooo:paragraph-rsid="000d936e" style:font-size-asian="12pt" style:font-size-complex="12pt"/>
    </style:style>
    <style:style style:name="T1" style:family="text">
      <style:text-properties fo:color="#00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/></text:p>
      <text:p text:style-name="P4"><text:span text:style-name="T1">Medidas Professor</text:span></text:p>
      <text:p text:style-name="P8"><text:span text:style-name="T1"/></text:p>
      <text:p text:style-name="P2"><text:bookmark text:name="rstudio_console_output"/><text:span text:style-name="T1">&gt; median(Prof..Sec.)</text:span></text:p>
      <text:p text:style-name="P7">[1] 19.56</text:p>
      <text:p text:style-name="P9"><text:span text:style-name="T1">&gt; mean(Prof..Sec.)</text:span></text:p>
      <text:p text:style-name="P7">[1] 20.01983</text:p>
      <text:p text:style-name="P9"><text:span text:style-name="T1">&gt; var(Prof..Sec.)</text:span></text:p>
      <text:p text:style-name="P7">[1] 211.8513</text:p>
      <text:p text:style-name="P9"><text:span text:style-name="T1">&gt; sd(Prof..Sec.)</text:span></text:p>
      <text:p text:style-name="P7">[1] 14.55511</text:p>
      <text:p text:style-name="P7"/>
      <text:p text:style-name="P6">Medidas Mecânico</text:p>
      <text:p text:style-name="P7"/>
      <text:p text:style-name="P9"><text:span text:style-name="T1">&gt; median(Mecânico) # Mediana da Variável Mêcanico</text:span></text:p>
      <text:p text:style-name="P7">[1] 16.435</text:p>
      <text:p text:style-name="P9"><text:span text:style-name="T1">&gt; mean(Mecânico) # Média da Varíavel Mecânico</text:span></text:p>
      <text:p text:style-name="P7">[1] 18.58907</text:p>
      <text:p text:style-name="P9"><text:span text:style-name="T1">&gt; var(Mecânico) # Variância da Variável Mêcanico</text:span></text:p>
      <text:p text:style-name="P7">[1] 134.1557</text:p>
      <text:p text:style-name="P10"><text:span text:style-name="T1">&gt; sd(Mecânico) # Desvio Padrão da Variável Mêcanico</text:span></text:p>
      <text:p text:style-name="P7">[1] 11.58256</text:p>
      <text:p text:style-name="P5"/>
      <text:p text:style-name="P6">Medidas Administrador</text:p>
      <text:p text:style-name="P7"/>
      <text:p text:style-name="P9"><text:span text:style-name="T1">&gt; median(Administrador) # Mediana da Variável Administrador</text:span></text:p>
      <text:p text:style-name="P7">[1] 42.51</text:p>
      <text:p text:style-name="P9"><text:span text:style-name="T1">&gt; mean(Administrador) # Média da Varíavel Administrador</text:span></text:p>
      <text:p text:style-name="P7">[1] 42.263</text:p>
      <text:p text:style-name="P9"><text:span text:style-name="T1">&gt; var(Administrador) # Variância da Variável Admnistrador</text:span></text:p>
      <text:p text:style-name="P7">[1] 408.3367</text:p>
      <text:p text:style-name="P9"><text:span text:style-name="T1">&gt; sd(Administrador) # Desvio Padrão da Variável Administrador</text:span></text:p>
      <text:p text:style-name="P7">[1] 20.20734</text:p>
      <text:p text:style-name="P7"/>
      <text:p text:style-name="P6">Medidas Engenheiro</text:p>
      <text:p text:style-name="P7"/>
      <text:p text:style-name="P9"><text:span text:style-name="T1">&gt; median(Eng..Eletr) # Mediana da Variável Engenheiro Eletrecista</text:span></text:p>
      <text:p text:style-name="P7">[1] 33.855</text:p>
      <text:p text:style-name="P9"><text:span text:style-name="T1">&gt; mean(Eng..Eletr) # Média da Variável Engeheiro Eletricista</text:span></text:p>
      <text:p text:style-name="P7">[1] 32.486</text:p>
      <text:p text:style-name="P9"><text:span text:style-name="T1">&gt; var(Eng..Eletr) # Variância da Variável Engeheiro Eletricista</text:span></text:p>
      <text:p text:style-name="P7">[1] 200.8266</text:p>
      <text:p text:style-name="P9"><text:span text:style-name="T1">&gt; sd(Eng..Eletr) # Desvio Padrão da Variável Engeheiro Eletricista</text:span></text:p>
      <text:p text:style-name="P7">[1] 14.17133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11:28:44.538051919</meta:creation-date>
    <dc:date>2018-08-29T11:43:40.283744432</dc:date>
    <meta:editing-duration>PT4M45S</meta:editing-duration>
    <meta:editing-cycles>1</meta:editing-cycles>
    <meta:document-statistic meta:table-count="0" meta:image-count="0" meta:object-count="0" meta:page-count="1" meta:paragraph-count="36" meta:word-count="139" meta:character-count="1000" meta:non-whitespace-character-count="897"/>
    <meta:generator>LibreOffice/5.3.1.2$Linux_X86_64 LibreOffice_project/30m0$Build-2</meta:generator>
  </office:meta>
</office:document-meta>
</file>